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4.95pt" fo:break-before="auto" style:use-optimal-row-height="true"/>
    </style:style>
    <style:style style:name="ro7" style:family="table-row">
      <style:table-row-properties style:row-height="23.7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7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  <table:table-cell table:formula="of:=AVERAGE([.W3:.W7])" office:value-type="float" office:value="40.45" calcext:value-type="float">
            <text:p>40.45</text:p>
          </table:table-cell>
          <table:table-cell table:number-columns-repeated="10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00" calcext:value-type="currency">
            <text:p>$1,20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6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75" calcext:value-type="currency">
            <text:p>$1,67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15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  <table:table-cell table:style-name="ce42" table:formula="of:=AVERAGE([.W10:.W14])" office:value-type="float" office:value="49.5" calcext:value-type="float">
            <text:p>49.50</text:p>
          </table:table-cell>
          <table:table-cell table:number-columns-repeated="10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.D10];[.F10];[.H10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25" calcext:value-type="currency">
            <text:p>$1,22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AA10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7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40" calcext:value-type="currency">
            <text:p>$1,240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AA11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71" calcext:value-type="currency">
            <text:p>$1,271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3" calcext:value-type="float">
            <text:p>13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AA12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.D13];[.F13];[.H13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69" calcext:value-type="currency">
            <text:p>$1,36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3:.V13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3:.AA13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.D14];[.F14];[.H14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23" calcext:value-type="currency">
            <text:p>$1,423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4:.V14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4:.AA14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6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.D15];[.F15];[.H15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90" calcext:value-type="currency">
            <text:p>$1,390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  <table:table-cell table:style-name="ce42" table:formula="of:=AVERAGE([.W18:.W21])" office:value-type="float" office:value="58.125" calcext:value-type="float">
            <text:p>58.13</text:p>
          </table:table-cell>
          <table:table-cell table:number-columns-repeated="10"/>
        </table:table-row>
        <table:table-row table:style-name="ro5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AA18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06" calcext:value-type="currency">
            <text:p>$1,106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19:.AA19])" office:value-type="float" office:value="55" calcext:value-type="float">
            <text:p>5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.D20];[.F20];[.H20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1:.V21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1:.AA21])" office:value-type="float" office:value="57.5" calcext:value-type="float">
            <text:p>57.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formula="of:=AVERAGE([.W24:.W26])" office:value-type="float" office:value="56.25" calcext:value-type="float">
            <text:p>56.25</text:p>
          </table:table-cell>
          <table:table-cell table:number-columns-repeated="10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.D24];[.F24];[.H24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4:.V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4:.AA24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.D25];[.F25];[.H25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18" calcext:value-type="currency">
            <text:p>$1,018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5:.AA25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</table:table-row>
        <table:table-row table:style-name="ro6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.D26];[.F26];[.H26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AA26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7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.W29:.W31])" office:value-type="float" office:value="82.5" calcext:value-type="float">
            <text:p>82.5</text:p>
          </table:table-cell>
          <table:table-cell table:number-columns-repeated="10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.D29];[.F29];[.H29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0" calcext:value-type="currency">
            <text:p>$1,18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29:.V29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29:.AA29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.D30];[.F30];[.H30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0:.V30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0:.AA30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.D31];[.F31];[.H31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1:.V31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1:.AA31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7"/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.D37];[.F37];[.H37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89" calcext:value-type="currency">
            <text:p>$1,289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.U37:.V3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37:.AA37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41" table:default-cell-style-name="ce5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table:style-name="ce58" office:value-type="string" calcext:value-type="string" table:number-columns-spanned="2" table:number-rows-spanned="1">
            <text:p>One Day Rentals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</table:table-row>
        <table:table-row table:style-name="ro1" table:number-rows-repeated="3">
          <table:table-cell/>
          <table:table-cell table:style-name="Default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1T11:53:37.821377350</dc:date>
    <meta:editing-duration>P16DT20H53M7S</meta:editing-duration>
    <meta:editing-cycles>316</meta:editing-cycles>
    <meta:generator>LibreOffice/5.1.6.2$Linux_X86_64 LibreOffice_project/10m0$Build-2</meta:generator>
    <meta:document-statistic meta:table-count="6" meta:cell-count="4728" meta:object-count="0"/>
  </office:meta>
</office:document-meta>
</file>